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25in" style:contextual-spacing="false" fo:text-align="justify" style:justify-single-word="false"/>
      <style:text-properties fo:font-size="12pt" style:text-underline-style="none" officeooo:rsid="0017c22d" officeooo:paragraph-rsid="0017c22d" style:font-size-asian="10.5pt" style:font-size-complex="12pt"/>
    </style:style>
    <style:style style:name="P2" style:family="paragraph" style:parent-style-name="Standard">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3" style:family="paragraph" style:parent-style-name="Standard">
      <style:paragraph-properties fo:margin-top="0in" fo:margin-bottom="0.25in" style:contextual-spacing="false" fo:text-align="justify" style:justify-single-word="false"/>
      <style:text-properties fo:font-size="12pt" style:text-underline-style="none" officeooo:rsid="0019ccd4" officeooo:paragraph-rsid="0019ccd4" style:font-size-asian="10.5pt" style:font-size-complex="12pt"/>
    </style:style>
    <style:style style:name="P4" style:family="paragraph" style:parent-style-name="Standard">
      <style:paragraph-properties fo:margin-top="0in" fo:margin-bottom="0.25in" style:contextual-spacing="false" fo:text-align="justify" style:justify-single-word="false"/>
      <style:text-properties fo:font-size="12pt" style:text-underline-style="none" officeooo:rsid="001fc755" officeooo:paragraph-rsid="001fc755" style:font-size-asian="10.5pt" style:font-size-complex="12pt"/>
    </style:style>
    <style:style style:name="P5" style:family="paragraph" style:parent-style-name="Standard">
      <style:paragraph-properties fo:margin-top="0in" fo:margin-bottom="0.25in" style:contextual-spacing="false" fo:text-align="justify" style:justify-single-word="false"/>
      <style:text-properties fo:font-size="12pt" style:text-underline-style="none" officeooo:rsid="0020d5fd" officeooo:paragraph-rsid="0020d5fd" style:font-size-asian="10.5pt" style:font-size-complex="12pt"/>
    </style:style>
    <style:style style:name="P6" style:family="paragraph" style:parent-style-name="Standard">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7" style:family="paragraph" style:parent-style-name="Standard">
      <style:paragraph-properties fo:margin-top="0in" fo:margin-bottom="0.25in" style:contextual-spacing="false" fo:text-align="justify" style:justify-single-word="false"/>
      <style:text-properties fo:font-size="12pt" style:text-underline-style="none" officeooo:rsid="0027fce9" officeooo:paragraph-rsid="0027fce9" style:font-size-asian="10.5pt" style:font-size-complex="12pt"/>
    </style:style>
    <style:style style:name="P8" style:family="paragraph" style:parent-style-name="Standard">
      <style:paragraph-properties fo:margin-top="0in" fo:margin-bottom="0.25in" style:contextual-spacing="false" fo:text-align="justify" style:justify-single-word="false"/>
      <style:text-properties fo:font-size="12pt" style:text-underline-style="none" officeooo:rsid="001b9038" officeooo:paragraph-rsid="00418cb1" style:font-size-asian="10.5pt" style:font-size-complex="12pt"/>
    </style:style>
    <style:style style:name="P9" style:family="paragraph" style:parent-style-name="Standard">
      <style:paragraph-properties fo:margin-top="0in" fo:margin-bottom="0.25in" style:contextual-spacing="false" fo:text-align="justify" style:justify-single-word="false"/>
      <style:text-properties fo:font-size="12pt" style:text-underline-style="none" officeooo:rsid="0062cd66" officeooo:paragraph-rsid="0062cd66" style:font-size-asian="10.5pt" style:font-size-complex="12pt"/>
    </style:style>
    <style:style style:name="P10" style:family="paragraph" style:parent-style-name="Standard">
      <style:paragraph-properties fo:margin-top="0in" fo:margin-bottom="0.25in" style:contextual-spacing="false" fo:text-align="start" style:justify-single-word="false"/>
      <style:text-properties fo:font-size="12pt" style:text-underline-style="none" officeooo:rsid="00789bee" officeooo:paragraph-rsid="00789bee" style:font-size-asian="10.5pt" style:font-size-complex="12pt"/>
    </style:style>
    <style:style style:name="P11" style:family="paragraph" style:parent-style-name="Standard">
      <style:paragraph-properties fo:margin-top="0in" fo:margin-bottom="0.25in" style:contextual-spacing="false" fo:text-align="justify" style:justify-single-word="false"/>
      <style:text-properties fo:font-size="12pt" style:text-underline-style="none" officeooo:rsid="007a6e4a" officeooo:paragraph-rsid="007a6e4a" style:font-size-asian="10.5pt" style:font-size-complex="12pt"/>
    </style:style>
    <style:style style:name="P12" style:family="paragraph" style:parent-style-name="Standard">
      <style:paragraph-properties fo:margin-top="0in" fo:margin-bottom="0.25in" style:contextual-spacing="false" fo:text-align="start" style:justify-single-word="false"/>
      <style:text-properties fo:font-size="12pt" style:text-underline-style="none" officeooo:rsid="007c40f3" officeooo:paragraph-rsid="007c40f3" style:font-size-asian="10.5pt" style:font-size-complex="12pt"/>
    </style:style>
    <style:style style:name="P13" style:family="paragraph" style:parent-style-name="Standard">
      <style:paragraph-properties fo:margin-top="0in" fo:margin-bottom="0.25in" style:contextual-spacing="false" fo:text-align="justify" style:justify-single-word="false"/>
      <style:text-properties fo:font-size="12pt" style:text-underline-style="none" officeooo:rsid="0085a74b" officeooo:paragraph-rsid="0085a74b" style:font-size-asian="10.5pt" style:font-size-complex="12pt"/>
    </style:style>
    <style:style style:name="P14"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953cf" officeooo:paragraph-rsid="001953cf" style:font-size-asian="10.5pt" style:font-size-complex="12pt"/>
    </style:style>
    <style:style style:name="P15"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1cd27a" officeooo:paragraph-rsid="001cd27a" style:font-size-asian="10.5pt" style:font-size-complex="12pt"/>
    </style:style>
    <style:style style:name="P16"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1d4687" style:font-size-asian="10.5pt" style:font-size-complex="12pt"/>
    </style:style>
    <style:style style:name="P17"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d4687" officeooo:paragraph-rsid="0020d5fd" style:font-size-asian="10.5pt" style:font-size-complex="12pt"/>
    </style:style>
    <style:style style:name="P18"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1e6664" officeooo:paragraph-rsid="001e6664" style:font-size-asian="10.5pt" style:font-size-complex="12pt"/>
    </style:style>
    <style:style style:name="P19"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17a22" officeooo:paragraph-rsid="00217a22" style:font-size-asian="10.5pt" style:font-size-complex="12pt"/>
    </style:style>
    <style:style style:name="P20"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73d89b" officeooo:paragraph-rsid="0073d89b" style:font-size-asian="10.5pt" style:font-size-complex="12pt"/>
    </style:style>
    <style:style style:name="P21"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2951d8" officeooo:paragraph-rsid="002951d8" style:font-size-asian="10.5pt" style:font-size-complex="12pt"/>
    </style:style>
    <style:style style:name="P22"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789bee" officeooo:paragraph-rsid="00789bee" style:font-size-asian="10.5pt" style:font-size-complex="12pt"/>
    </style:style>
    <style:style style:name="P23"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27fce9" officeooo:paragraph-rsid="0027fce9" style:font-size-asian="10.5pt" style:font-size-complex="12pt"/>
    </style:style>
    <style:style style:name="P24" style:family="paragraph" style:parent-style-name="Standard">
      <style:paragraph-properties fo:margin-top="0in" fo:margin-bottom="0.25in" style:contextual-spacing="false" fo:text-align="center" style:justify-single-word="false"/>
      <style:text-properties fo:font-size="12pt" style:text-underline-style="solid" style:text-underline-width="auto" style:text-underline-color="font-color" officeooo:rsid="007c40f3" officeooo:paragraph-rsid="007c40f3" style:font-size-asian="10.5pt" style:font-size-complex="12pt"/>
    </style:style>
    <style:style style:name="P25" style:family="paragraph" style:parent-style-name="Standard">
      <style:paragraph-properties fo:margin-top="0in" fo:margin-bottom="0.25in" style:contextual-spacing="false" fo:text-align="justify" style:justify-single-word="false"/>
      <style:text-properties fo:font-size="12pt" style:text-underline-style="solid" style:text-underline-width="auto" style:text-underline-color="font-color" officeooo:rsid="00774fbb" officeooo:paragraph-rsid="00774fbb" style:font-size-asian="10.5pt" style:font-size-complex="12pt"/>
    </style:style>
    <style:style style:name="P26" style:family="paragraph" style:parent-style-name="Standard">
      <style:paragraph-properties fo:margin-top="0in" fo:margin-bottom="0.25in" style:contextual-spacing="false" fo:text-align="center" style:justify-single-word="false" fo:break-before="page"/>
      <style:text-properties fo:font-size="12pt" style:text-underline-style="solid" style:text-underline-width="auto" style:text-underline-color="font-color" officeooo:rsid="0027fce9" officeooo:paragraph-rsid="0027fce9" style:font-size-asian="10.5pt" style:font-size-complex="12pt"/>
    </style:style>
    <style:style style:name="P27"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7c22d" officeooo:paragraph-rsid="0017c22d" style:font-size-asian="31.5pt" style:font-size-complex="36pt"/>
    </style:style>
    <style:style style:name="P28"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1fc755" officeooo:paragraph-rsid="001fc755" style:font-size-asian="31.5pt" style:font-size-complex="36pt"/>
    </style:style>
    <style:style style:name="P29"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0d5fd" officeooo:paragraph-rsid="0020d5fd" style:font-size-asian="31.5pt" style:font-size-complex="36pt"/>
    </style:style>
    <style:style style:name="P30"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217a22" officeooo:paragraph-rsid="00217a22" style:font-size-asian="31.5pt" style:font-size-complex="36pt"/>
    </style:style>
    <style:style style:name="P31" style:family="paragraph" style:parent-style-name="Standard">
      <style:paragraph-properties fo:margin-top="0in" fo:margin-bottom="0.5in" style:contextual-spacing="false" fo:text-align="center" style:justify-single-word="false" fo:break-before="page"/>
      <style:text-properties fo:font-size="36pt" style:text-underline-style="solid" style:text-underline-width="auto" style:text-underline-color="font-color" officeooo:rsid="007a6e4a" officeooo:paragraph-rsid="007a6e4a" style:font-size-asian="31.5pt" style:font-size-complex="36pt"/>
    </style:style>
    <style:style style:name="P32" style:family="paragraph" style:parent-style-name="Standard">
      <style:paragraph-properties fo:margin-top="0in" fo:margin-bottom="0.5in" style:contextual-spacing="false" fo:text-align="center" style:justify-single-word="false"/>
      <style:text-properties fo:font-size="12pt" style:text-underline-style="none" officeooo:rsid="00789bee" officeooo:paragraph-rsid="00789bee" style:font-size-asian="10.5pt" style:font-size-complex="12pt"/>
    </style:style>
    <style:style style:name="P33" style:family="paragraph" style:parent-style-name="Standard">
      <style:paragraph-properties fo:margin-top="0in" fo:margin-bottom="0.1201in" style:contextual-spacing="false" fo:text-align="center" style:justify-single-word="false"/>
      <style:text-properties fo:font-size="36pt" style:text-underline-style="solid" style:text-underline-width="auto" style:text-underline-color="font-color" officeooo:rsid="001953cf" officeooo:paragraph-rsid="004d73ce" style:font-size-asian="31.5pt" style:font-size-complex="36pt"/>
    </style:style>
    <style:style style:name="P34" style:family="paragraph" style:parent-style-name="Standard" style:list-style-name="L1">
      <style:paragraph-properties fo:margin-top="0in" fo:margin-bottom="0.1201in" style:contextual-spacing="false" fo:text-align="justify" style:justify-single-word="false"/>
      <style:text-properties fo:font-size="12pt" style:text-underline-style="none" officeooo:rsid="001953cf" officeooo:paragraph-rsid="001953cf" style:font-size-asian="10.5pt" style:font-size-complex="12pt"/>
    </style:style>
    <style:style style:name="P35"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953cf" officeooo:paragraph-rsid="001953cf" style:font-size-asian="10.5pt" style:font-size-complex="12pt"/>
    </style:style>
    <style:style style:name="P36"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7a6e4a" style:font-size-asian="10.5pt" style:font-size-complex="12pt"/>
    </style:style>
    <style:style style:name="P37"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7da45d" style:font-size-asian="10.5pt" style:font-size-complex="12pt"/>
    </style:style>
    <style:style style:name="P38"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2b9997" style:font-size-asian="10.5pt" style:font-size-complex="12pt"/>
    </style:style>
    <style:style style:name="P39"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501108" style:font-size-asian="10.5pt" style:font-size-complex="12pt"/>
    </style:style>
    <style:style style:name="P40"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1fc755" officeooo:paragraph-rsid="001fc755" style:font-size-asian="10.5pt" style:font-size-complex="12pt"/>
    </style:style>
    <style:style style:name="P41"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20d5fd" officeooo:paragraph-rsid="007a6e4a" style:font-size-asian="10.5pt" style:font-size-complex="12pt"/>
    </style:style>
    <style:style style:name="P42"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20d5fd" officeooo:paragraph-rsid="007da45d" style:font-size-asian="10.5pt" style:font-size-complex="12pt"/>
    </style:style>
    <style:style style:name="P43" style:family="paragraph" style:parent-style-name="Standard" style:list-style-name="L3">
      <style:paragraph-properties fo:margin-top="0in" fo:margin-bottom="0.1201in" style:contextual-spacing="false" fo:text-align="start" style:justify-single-word="false"/>
      <style:text-properties fo:font-size="12pt" style:text-underline-style="none" officeooo:rsid="0020d5fd" officeooo:paragraph-rsid="002b9997" style:font-size-asian="10.5pt" style:font-size-complex="12pt"/>
    </style:style>
    <style:style style:name="P44"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0d5fd" officeooo:paragraph-rsid="0037e2d5" style:font-size-asian="10.5pt" style:font-size-complex="12pt"/>
    </style:style>
    <style:style style:name="P45"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0d5fd" officeooo:paragraph-rsid="002c2fa7" style:font-size-asian="10.5pt" style:font-size-complex="12pt"/>
    </style:style>
    <style:style style:name="P46"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20d5fd" officeooo:paragraph-rsid="0025b23f" style:font-size-asian="10.5pt" style:font-size-complex="12pt"/>
    </style:style>
    <style:style style:name="P47"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7c22d" officeooo:paragraph-rsid="0017c22d" style:font-size-asian="10.5pt" style:font-size-complex="12pt"/>
    </style:style>
    <style:style style:name="P48" style:family="paragraph" style:parent-style-name="Standard" style:list-style-name="L7">
      <style:paragraph-properties fo:margin-top="0in" fo:margin-bottom="0.1201in" style:contextual-spacing="false" fo:text-align="start" style:justify-single-word="false"/>
      <style:text-properties fo:font-size="12pt" style:text-underline-style="none" officeooo:rsid="0017c22d" officeooo:paragraph-rsid="0025b23f" style:font-size-asian="10.5pt" style:font-size-complex="12pt"/>
    </style:style>
    <style:style style:name="P49"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17c22d" officeooo:paragraph-rsid="0020d5fd" style:font-size-asian="10.5pt" style:font-size-complex="12pt"/>
    </style:style>
    <style:style style:name="P50"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193632" officeooo:paragraph-rsid="00193632" style:font-size-asian="10.5pt" style:font-size-complex="12pt"/>
    </style:style>
    <style:style style:name="P51" style:family="paragraph" style:parent-style-name="Standard" style:list-style-name="L4">
      <style:paragraph-properties fo:margin-top="0in" fo:margin-bottom="0.1201in" style:contextual-spacing="false" fo:text-align="start" style:justify-single-word="false"/>
      <style:text-properties fo:font-size="12pt" style:text-underline-style="none" officeooo:rsid="00331744" officeooo:paragraph-rsid="00331744" style:font-size-asian="10.5pt" style:font-size-complex="12pt"/>
    </style:style>
    <style:style style:name="P52"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17a22" officeooo:paragraph-rsid="002ecb34" style:font-size-asian="10.5pt" style:font-size-complex="12pt"/>
    </style:style>
    <style:style style:name="P53"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ecb34" officeooo:paragraph-rsid="002ecb34" style:font-size-asian="10.5pt" style:font-size-complex="12pt"/>
    </style:style>
    <style:style style:name="P54"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2a67b" officeooo:paragraph-rsid="0022a67b" style:font-size-asian="10.5pt" style:font-size-complex="12pt"/>
    </style:style>
    <style:style style:name="P55"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3253a" officeooo:paragraph-rsid="0023253a" style:font-size-asian="10.5pt" style:font-size-complex="12pt"/>
    </style:style>
    <style:style style:name="P56" style:family="paragraph" style:parent-style-name="Standard" style:list-style-name="L8">
      <style:paragraph-properties fo:margin-top="0in" fo:margin-bottom="0.1201in" style:contextual-spacing="false" fo:text-align="start" style:justify-single-word="false"/>
      <style:text-properties fo:font-size="12pt" style:text-underline-style="none" officeooo:rsid="00235ecd" officeooo:paragraph-rsid="00235ecd" style:font-size-asian="10.5pt" style:font-size-complex="12pt"/>
    </style:style>
    <style:style style:name="P57" style:family="paragraph" style:parent-style-name="Standard" style:list-style-name="L5">
      <style:paragraph-properties fo:margin-top="0in" fo:margin-bottom="0.1201in" style:contextual-spacing="false" fo:text-align="start" style:justify-single-word="false"/>
      <style:text-properties fo:font-size="12pt" fo:font-style="italic" style:text-underline-style="none" officeooo:rsid="00789bee" officeooo:paragraph-rsid="00789bee" style:font-size-asian="10.5pt" style:font-style-asian="italic" style:font-size-complex="12pt" style:font-style-complex="italic"/>
    </style:style>
    <style:style style:name="P58" style:family="paragraph" style:parent-style-name="Standard" style:list-style-name="L6">
      <style:paragraph-properties fo:margin-top="0in" fo:margin-bottom="0.1201in" style:contextual-spacing="false" fo:text-align="start" style:justify-single-word="false"/>
      <style:text-properties fo:font-size="12pt" fo:font-style="italic" style:text-underline-style="none" officeooo:rsid="007e5b76" officeooo:paragraph-rsid="007e5b76" style:font-size-asian="10.5pt" style:font-style-asian="italic" style:font-size-complex="12pt" style:font-style-complex="italic"/>
    </style:style>
    <style:style style:name="P59" style:family="paragraph" style:parent-style-name="Standard" style:list-style-name="L8">
      <style:paragraph-properties fo:margin-top="0in" fo:margin-bottom="0.1201in" style:contextual-spacing="false" fo:text-align="start" style:justify-single-word="false"/>
      <style:text-properties style:text-line-through-style="solid" style:text-line-through-type="single" fo:font-size="12pt" style:text-underline-style="none" officeooo:rsid="0023253a" officeooo:paragraph-rsid="0023253a" style:font-size-asian="10.5pt" style:font-size-complex="12pt"/>
    </style:style>
    <style:style style:name="P60"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fc755" officeooo:paragraph-rsid="007a6e4a" style:font-size-asian="10.5pt" style:font-size-complex="12pt"/>
    </style:style>
    <style:style style:name="P61"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7da45d" style:font-size-asian="10.5pt" style:font-size-complex="12pt"/>
    </style:style>
    <style:style style:name="P62" style:family="paragraph" style:parent-style-name="Standard" style:list-style-name="L3"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63" style:family="paragraph" style:parent-style-name="Standard" style:list-style-name="L4"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17c22d" style:font-size-asian="10.5pt" style:font-size-complex="12pt"/>
    </style:style>
    <style:style style:name="P64" style:family="paragraph" style:parent-style-name="Standard" style:list-style-name="L7"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37e2d5" style:font-size-asian="10.5pt" style:font-size-complex="12pt"/>
    </style:style>
    <style:style style:name="P65" style:family="paragraph" style:parent-style-name="Standard" style:list-style-name="L7" style:master-page-name="">
      <style:paragraph-properties fo:margin-top="0in" fo:margin-bottom="0.1201in" style:contextual-spacing="false" fo:text-align="start" style:justify-single-word="false" style:page-number="auto"/>
      <style:text-properties fo:font-size="12pt" style:text-underline-style="none" officeooo:rsid="0017c22d" officeooo:paragraph-rsid="0025b23f" style:font-size-asian="10.5pt" style:font-size-complex="12pt"/>
    </style:style>
    <style:style style:name="P66" style:family="paragraph" style:parent-style-name="Standard" style:list-style-name="L7" style:master-page-name="">
      <style:paragraph-properties fo:margin-top="0in" fo:margin-bottom="0.1201in" style:contextual-spacing="false" fo:text-align="start" style:justify-single-word="false" style:page-number="auto"/>
      <style:text-properties fo:font-size="12pt" style:text-underline-style="none" officeooo:rsid="0020d5fd" officeooo:paragraph-rsid="002d95c1" style:font-size-asian="10.5pt" style:font-size-complex="12pt"/>
    </style:style>
    <style:style style:name="P67" style:family="paragraph" style:parent-style-name="Standard" style:list-style-name="L8" style:master-page-name="">
      <style:paragraph-properties fo:margin-top="0in" fo:margin-bottom="0.1201in" style:contextual-spacing="false" fo:text-align="start" style:justify-single-word="false" style:page-number="auto"/>
      <style:text-properties fo:font-size="12pt" style:text-underline-style="none" officeooo:rsid="00217a22" officeooo:paragraph-rsid="002ecb34" style:font-size-asian="10.5pt" style:font-size-complex="12pt"/>
    </style:style>
    <style:style style:name="P68" style:family="paragraph" style:parent-style-name="Standard" style:list-style-name="L1">
      <style:paragraph-properties fo:margin-top="0in" fo:margin-bottom="0.25in" style:contextual-spacing="false" fo:text-align="justify" style:justify-single-word="false"/>
      <style:text-properties fo:font-size="12pt" style:text-underline-style="none" officeooo:rsid="001953cf" officeooo:paragraph-rsid="001953cf" style:font-size-asian="10.5pt" style:font-size-complex="12pt"/>
    </style:style>
    <style:style style:name="P69" style:family="paragraph" style:parent-style-name="Standard" style:list-style-name="L2">
      <style:paragraph-properties fo:margin-top="0in" fo:margin-bottom="0.25in" style:contextual-spacing="false" fo:text-align="justify" style:justify-single-word="false"/>
      <style:text-properties fo:font-size="12pt" style:text-underline-style="none" officeooo:rsid="00217a22" officeooo:paragraph-rsid="00217a22" style:font-size-asian="10.5pt" style:font-size-complex="12pt"/>
    </style:style>
    <style:style style:name="P70" style:family="paragraph" style:parent-style-name="Standard">
      <style:paragraph-properties fo:margin-top="0in" fo:margin-bottom="0.25in" style:contextual-spacing="false" fo:text-align="justify" style:justify-single-word="false"/>
      <style:text-properties fo:font-size="12pt" style:text-underline-style="none" officeooo:rsid="0027fce9" officeooo:paragraph-rsid="0027fce9" style:font-size-asian="10.5pt" style:font-size-complex="12pt"/>
    </style:style>
    <style:style style:name="P71" style:family="paragraph" style:parent-style-name="Standard">
      <style:paragraph-properties fo:margin-top="0in" fo:margin-bottom="0.25in" style:contextual-spacing="false" fo:text-align="justify" style:justify-single-word="false"/>
      <style:text-properties fo:font-size="12pt" style:text-underline-style="none" officeooo:rsid="0088db81" officeooo:paragraph-rsid="0088db81" style:font-size-asian="10.5pt" style:font-size-complex="12pt"/>
    </style:style>
    <style:style style:name="P72" style:family="paragraph" style:parent-style-name="Standard" style:list-style-name="L2" style:master-page-name="">
      <style:paragraph-properties fo:margin-top="0in" fo:margin-bottom="0in" style:contextual-spacing="false" fo:text-align="justify" style:justify-single-word="false" style:page-number="auto"/>
      <style:text-properties fo:font-size="12pt" style:text-underline-style="none" officeooo:rsid="0073d89b" officeooo:paragraph-rsid="0073d89b" style:font-size-asian="10.5pt" style:font-size-complex="12pt"/>
    </style:style>
    <style:style style:name="P73" style:family="paragraph" style:parent-style-name="Standard" style:list-style-name="L2">
      <style:paragraph-properties fo:margin-top="0in" fo:margin-bottom="0in" style:contextual-spacing="false" fo:text-align="justify" style:justify-single-word="false"/>
      <style:text-properties fo:font-size="12pt" style:text-underline-style="none" officeooo:rsid="00217a22" officeooo:paragraph-rsid="00418cb1" style:font-size-asian="10.5pt" style:font-size-complex="12pt"/>
    </style:style>
    <style:style style:name="P74" style:family="paragraph" style:parent-style-name="Standard" style:list-style-name="L2">
      <style:paragraph-properties fo:margin-top="0in" fo:margin-bottom="0in" style:contextual-spacing="false" fo:text-align="justify" style:justify-single-word="false"/>
      <style:text-properties fo:font-size="12pt" style:text-underline-style="none" officeooo:rsid="00217a22" officeooo:paragraph-rsid="00217a22" style:font-size-asian="10.5pt" style:font-size-complex="12pt"/>
    </style:style>
    <style:style style:name="T1" style:family="text">
      <style:text-properties officeooo:rsid="0019ccd4"/>
    </style:style>
    <style:style style:name="T2" style:family="text">
      <style:text-properties style:text-underline-style="none"/>
    </style:style>
    <style:style style:name="T3" style:family="text">
      <style:text-properties style:text-underline-style="none" officeooo:rsid="00217a22"/>
    </style:style>
    <style:style style:name="T4" style:family="text">
      <style:text-properties style:text-underline-style="none" officeooo:rsid="0025b23f"/>
    </style:style>
    <style:style style:name="T5" style:family="text">
      <style:text-properties style:text-underline-style="none" officeooo:rsid="002999bb"/>
    </style:style>
    <style:style style:name="T6" style:family="text">
      <style:text-properties style:text-underline-style="none" officeooo:rsid="002a5a9f"/>
    </style:style>
    <style:style style:name="T7" style:family="text">
      <style:text-properties style:text-underline-style="none" officeooo:rsid="002ad42b"/>
    </style:style>
    <style:style style:name="T8" style:family="text">
      <style:text-properties style:text-underline-style="none" officeooo:rsid="00320fa7"/>
    </style:style>
    <style:style style:name="T9" style:family="text">
      <style:text-properties style:text-underline-style="none" officeooo:rsid="00418cb1"/>
    </style:style>
    <style:style style:name="T10" style:family="text">
      <style:text-properties style:text-underline-style="none" officeooo:rsid="0041da97"/>
    </style:style>
    <style:style style:name="T11" style:family="text">
      <style:text-properties style:text-underline-style="none" officeooo:rsid="004707f5"/>
    </style:style>
    <style:style style:name="T12" style:family="text">
      <style:text-properties style:text-underline-style="none" officeooo:rsid="00648289"/>
    </style:style>
    <style:style style:name="T13" style:family="text">
      <style:text-properties style:text-underline-style="none" officeooo:rsid="0067fe67"/>
    </style:style>
    <style:style style:name="T14" style:family="text">
      <style:text-properties style:text-underline-style="none" officeooo:rsid="0073d89b"/>
    </style:style>
    <style:style style:name="T15" style:family="text">
      <style:text-properties style:text-underline-style="none" officeooo:rsid="0078907b"/>
    </style:style>
    <style:style style:name="T16" style:family="text">
      <style:text-properties style:text-underline-style="none" officeooo:rsid="007a6e4a"/>
    </style:style>
    <style:style style:name="T17" style:family="text">
      <style:text-properties style:text-underline-style="none" officeooo:rsid="0081cb1b"/>
    </style:style>
    <style:style style:name="T18" style:family="text">
      <style:text-properties fo:font-weight="normal" style:font-weight-asian="normal" style:font-weight-complex="normal"/>
    </style:style>
    <style:style style:name="T19" style:family="text">
      <style:text-properties fo:font-weight="normal" officeooo:rsid="001cd27a" style:font-weight-asian="normal" style:font-weight-complex="normal"/>
    </style:style>
    <style:style style:name="T20" style:family="text">
      <style:text-properties officeooo:rsid="001fc755"/>
    </style:style>
    <style:style style:name="T21" style:family="text">
      <style:text-properties officeooo:rsid="0020d5fd"/>
    </style:style>
    <style:style style:name="T22" style:family="text">
      <style:text-properties officeooo:rsid="00217a22"/>
    </style:style>
    <style:style style:name="T23" style:family="text">
      <style:text-properties officeooo:rsid="0025b23f"/>
    </style:style>
    <style:style style:name="T24" style:family="text">
      <style:text-properties officeooo:rsid="00275caa"/>
    </style:style>
    <style:style style:name="T25" style:family="text">
      <style:text-properties officeooo:rsid="002ad42b"/>
    </style:style>
    <style:style style:name="T26" style:family="text">
      <style:text-properties officeooo:rsid="002c2fa7"/>
    </style:style>
    <style:style style:name="T27" style:family="text">
      <style:text-properties officeooo:rsid="0031adf2"/>
    </style:style>
    <style:style style:name="T28" style:family="text">
      <style:text-properties officeooo:rsid="003275a5"/>
    </style:style>
    <style:style style:name="T29" style:family="text">
      <style:text-properties officeooo:rsid="00334d52"/>
    </style:style>
    <style:style style:name="T30" style:family="text">
      <style:text-properties officeooo:rsid="003434fa"/>
    </style:style>
    <style:style style:name="T31" style:family="text">
      <style:text-properties officeooo:rsid="0037e2d5"/>
    </style:style>
    <style:style style:name="T32" style:family="text">
      <style:text-properties officeooo:rsid="003d11b7"/>
    </style:style>
    <style:style style:name="T33" style:family="text">
      <style:text-properties officeooo:rsid="00422826"/>
    </style:style>
    <style:style style:name="T34" style:family="text">
      <style:text-properties officeooo:rsid="004707f5"/>
    </style:style>
    <style:style style:name="T35" style:family="text">
      <style:text-properties officeooo:rsid="00495f54"/>
    </style:style>
    <style:style style:name="T36" style:family="text">
      <style:text-properties officeooo:rsid="004c3222"/>
    </style:style>
    <style:style style:name="T37" style:family="text">
      <style:text-properties officeooo:rsid="004e2236"/>
    </style:style>
    <style:style style:name="T38" style:family="text">
      <style:text-properties officeooo:rsid="00501108"/>
    </style:style>
    <style:style style:name="T39" style:family="text">
      <style:text-properties officeooo:rsid="00566fb1"/>
    </style:style>
    <style:style style:name="T40" style:family="text">
      <style:text-properties officeooo:rsid="005a704a"/>
    </style:style>
    <style:style style:name="T41" style:family="text">
      <style:text-properties officeooo:rsid="0061ccc1"/>
    </style:style>
    <style:style style:name="T42" style:family="text">
      <style:text-properties officeooo:rsid="0062cd66"/>
    </style:style>
    <style:style style:name="T43" style:family="text">
      <style:text-properties officeooo:rsid="0067fe67"/>
    </style:style>
    <style:style style:name="T44" style:family="text">
      <style:text-properties officeooo:rsid="0070e10a"/>
    </style:style>
    <style:style style:name="T45" style:family="text">
      <style:text-properties officeooo:rsid="0071bd4d"/>
    </style:style>
    <style:style style:name="T46" style:family="text">
      <style:text-properties officeooo:rsid="0071eccf"/>
    </style:style>
    <style:style style:name="T47" style:family="text">
      <style:text-properties style:text-position="super 58%"/>
    </style:style>
    <style:style style:name="T48" style:family="text">
      <style:text-properties style:text-position="super 58%" fo:font-style="italic" officeooo:rsid="0025b23f" style:font-style-asian="italic" style:font-style-complex="italic"/>
    </style:style>
    <style:style style:name="T49" style:family="text">
      <style:text-properties officeooo:rsid="007a6e4a"/>
    </style:style>
    <style:style style:name="T50" style:family="text">
      <style:text-properties officeooo:rsid="007c40f3"/>
    </style:style>
    <style:style style:name="T51" style:family="text">
      <style:text-properties officeooo:rsid="007da45d"/>
    </style:style>
    <style:style style:name="T52" style:family="text">
      <style:text-properties style:text-line-through-style="none" style:text-line-through-type="none" officeooo:rsid="0025b23f"/>
    </style:style>
    <style:style style:name="T53" style:family="text">
      <style:text-properties style:text-line-through-style="none" style:text-line-through-type="none" style:text-position="super 58%" fo:font-style="italic" officeooo:rsid="0080dfce" style:font-style-asian="italic" style:font-style-complex="italic"/>
    </style:style>
    <style:style style:name="T54" style:family="text">
      <style:text-properties style:text-line-through-style="none" style:text-line-through-type="none" fo:font-style="italic" officeooo:rsid="0080dfce" style:font-style-asian="italic" style:font-style-complex="italic"/>
    </style:style>
    <style:style style:name="T55" style:family="text">
      <style:text-properties officeooo:rsid="0085e461"/>
    </style:style>
    <style:style style:name="T56" style:family="text">
      <style:text-properties officeooo:rsid="0086f6ac"/>
    </style:style>
    <style:style style:name="T57" style:family="text">
      <style:text-properties style:text-line-through-style="solid" style:text-line-through-type="single"/>
    </style:style>
    <style:style style:name="T58" style:family="text">
      <style:text-properties style:text-line-through-style="solid" style:text-line-through-type="single" officeooo:rsid="00422826"/>
    </style:style>
    <style:style style:name="T59" style:family="text">
      <style:text-properties style:text-line-through-style="solid" style:text-line-through-type="single" officeooo:rsid="0025b23f"/>
    </style:style>
    <style:style style:name="T60" style:family="text">
      <style:text-properties fo:font-style="italic" officeooo:rsid="0025b23f" style:font-style-asian="italic" style:font-style-complex="italic"/>
    </style:style>
    <style:style style:name="T61" style:family="text">
      <style:text-properties officeooo:rsid="0087028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pan text:style-name="T37">KotC </text:span>Card Building Guide</text:p>
      <text:p text:style-name="P32">2<text:span text:style-name="T47">nd</text:span> Edition</text:p>
      <text:p text:style-name="P2">This guide teaches how to design cards for Keeper of the Cards.</text:p>
      <text:p text:style-name="P2">When designing a card, you have a great deal of free reign with regard to what that card does. However, resource cost (the number indicated on top of the green circle on the bottom) is strictly defined based on what statistics you assign to your card. As such, your job is to make cards that play well, but are not prohibitively expensive to use.</text:p>
      <text:p text:style-name="P2">There are two types of cards: creatures, and spells. Creatures have an offensive power (“offense”), a defensive power (“defense”), and any number of abilities. <text:span text:style-name="T1">Offense and defense must be no lower than 0 and no higher than 99.</text:span> Spells have only a single ability (which may itself be referred to as a “spell”).</text:p>
      <text:p text:style-name="P14">Constructing Abilities</text:p>
      <text:p text:style-name="P2">Abilities are composed of as many as four components:</text:p>
      <text:list xml:id="list9060433549486558841" text:style-name="L1">
        <text:list-item>
          <text:p text:style-name="P34">One activation condition (optional)</text:p>
        </text:list-item>
        <text:list-item>
          <text:p text:style-name="P34">One activation cost (optional)</text:p>
        </text:list-item>
        <text:list-item>
          <text:p text:style-name="P34">One target selection (optional)</text:p>
        </text:list-item>
        <text:list-item>
          <text:p text:style-name="P68">One or more effects (required)</text:p>
        </text:list-item>
      </text:list>
      <text:p text:style-name="P3">These components must be listed on the card in that order. You must choose components from the lists on the following pages only. Within these restrictions, you may design any ability you wish.</text:p>
      <text:p text:style-name="P8">Many components have <text:span text:style-name="T44">variables</text:span>, indicated as “[x]”, “<text:span text:style-name="T44">[y]”, or “[z]”,</text:span> in them. You are to choose a number for each of these components, replace “[x]”, “<text:span text:style-name="T44">[y]”, or “[z]”</text:span> with the chosen number, and replace any “x”, “<text:span text:style-name="T44">y”, and “z”</text:span> in the component's cost <text:span text:style-name="T32"><text:s/></text:span>with the same <text:span text:style-name="T44">respective</text:span> number<text:span text:style-name="T44">s</text:span>.<text:span text:style-name="T18"> </text:span><text:span text:style-name="T19">Variable amounts must be positive, non-zero integers.</text:span> You should also change any plurals <text:span text:style-name="T44">referring to a variable</text:span> to singular if you choose the number “1” <text:span text:style-name="T44">for that variable</text:span>.</text:p>
      <text:p text:style-name="P3">If you choose to not give any abilities to a creature, use the text, “This card has no abilities.”</text:p>
      <text:p text:style-name="P24">Caveats</text:p>
      <text:p text:style-name="P12">Caveats are a special type of component which can only be used by creatures. Any creature may have no more than one caveat, listed before any abilities the creature has. Caveats always do something negative, but reduce the cost of the creature's power levels (offense and defense).</text:p>
      <text:p text:style-name="P22"><text:soft-page-break/>Revised Components</text:p>
      <text:p text:style-name="P10">Revised components are components which have been changed compared to previous editions of the game. Revisions are indicated under each component. Old card text is considered to stand for the new revised text, and behavior is adjusted accordingly if necessary.</text:p>
      <text:p text:style-name="P22">Redacted Components</text:p>
      <text:p text:style-name="P10">Redacted components are components which are no longer legal for use. Any component which is crossed out on the lists on the following pages is redacted. Any card using a redacted component is considered to be a banned card (meaning it cannot be used in a game) and should be revised accordingly.</text:p>
      <text:p text:style-name="P15">Resource Cost</text:p>
      <text:p text:style-name="P17"><text:span text:style-name="T2">Resource costs are determined mathematically by considering the powers and abilities of the card. Each </text:span><text:span text:style-name="T9">effect </text:span><text:span text:style-name="T10">and target selection</text:span><text:span text:style-name="T2"> has a designated cost, </text:span><text:span text:style-name="T9">and each </text:span><text:span text:style-name="T16">caveat,</text:span><text:span text:style-name="T9"> </text:span><text:span text:style-name="T13">activation condition, and</text:span><text:span text:style-name="T9"> activation cost has a designated relief</text:span><text:span text:style-name="T2">, listed on the following pages in parentheses </text:span><text:span text:style-name="T4">after the respective</text:span><text:span text:style-name="T2"> card text.</text:span></text:p>
      <text:p text:style-name="P9">Effect cost formulas may have the special variable “t” in them. In this case, replace the variable “t” with the calculated cost of the target selection. For example, if your target selection cost is 4 and an effect cost is listed as “3t”, the that becomes 3*4, i.e. 12.</text:p>
      <text:p text:style-name="P16"><text:span text:style-name="T2">To determine the resource cost of a creature, </text:span><text:span text:style-name="T3">add together the creature's offense </text:span><text:span text:style-name="T16">and one fifth of its</text:span><text:span text:style-name="T3"> defens</text:span><text:span text:style-name="T6">e</text:span><text:span text:style-name="T11">, </text:span><text:span text:style-name="T16">subtract the creature's caveat relief (if any), and if less than 0, set to 0. Then</text:span><text:span text:style-name="T3"> </text:span><text:span text:style-name="T16">add the creature's</text:span><text:span text:style-name="T3"> ability cost </text:span><text:span text:style-name="T16">and</text:span><text:span text:style-name="T3"> round up to the next integer </text:span><text:span text:style-name="T6">if it isn't one already</text:span><text:span text:style-name="T3">. If less than 1, </text:span><text:span text:style-name="T7">set</text:span><text:span text:style-name="T3"> to 1.</text:span></text:p>
      <text:p text:style-name="P18"><text:span text:style-name="T2">To determine the resource cost of a spell, </text:span><text:span text:style-name="T12">take the spell's ability cost and</text:span><text:span text:style-name="T3"> round up to the next integer. If less than 1, set to 1.</text:span></text:p>
      <text:p text:style-name="P20"><text:span text:style-name="T3">T</text:span><text:span text:style-name="T2">o determine the total relief of an ability, add </text:span><text:span text:style-name="T17">together</text:span><text:span text:style-name="T2"> the activation cost relief, if any, and the activation condition relief, if any.</text:span></text:p>
      <text:p text:style-name="P18"><text:span text:style-name="T2">To determine an ability cost for either a creature or a spell, </text:span><text:span text:style-name="T9">subtract the </text:span><text:span text:style-name="T14">total relief</text:span><text:span text:style-name="T9"> from the sum total of all effect costs</text:span><text:span text:style-name="T3">. If </text:span><text:span text:style-name="T8">less than</text:span><text:span text:style-name="T3"> 1, </text:span><text:span text:style-name="T8">set to 1</text:span><text:span text:style-name="T3">.</text:span></text:p>
      <text:p text:style-name="P19"><text:span text:style-name="T3">O</text:span><text:span text:style-name="T2">r, to put it in mathematical terms (using Python programming syntax):</text:span></text:p>
      <text:list xml:id="list4767385430004240769" text:style-name="L2">
        <text:list-item>
          <text:p text:style-name="P72">total_relief = condition_relief + cost_relief</text:p>
        </text:list-item>
        <text:list-item>
          <text:p text:style-name="P73">ability_cost = <text:span text:style-name="T32">max(1, sum(effect_costs) - total_relief)</text:span></text:p>
        </text:list-item>
        <text:list-item>
          <text:p text:style-name="P74">creature_cost = max(1, math.ceil(<text:span text:style-name="T49">(</text:span>offense + <text:span text:style-name="T34">(</text:span>defense / <text:span text:style-name="T25">5) - caveat_relief)</text:span> + sum(ability_costs)))</text:p>
        </text:list-item>
        <text:list-item>
          <text:p text:style-name="P69">spell_cost = max(1, math.ceil(ability_cost))</text:p>
        </text:list-item>
      </text:list>
      <text:p text:style-name="P23"/>
      <text:p text:style-name="P26">Creating the Card</text:p>
      <text:p text:style-name="P7">Once you have decided the parameters of your card and calculated the resource cost, edit “card.xcf” in the GIMP (or another supporting image editor), and edit the text fields appropriately. Make sure the “Creature Template” layer is visible while the “Spell Template” layer is invisible if designing a creature, or vice-versa if designing a spell. If designing a spell, also make sure to remove the offense and defense numbers from the bottom-left and bottom-right of the card, respectively.</text:p>
      <text:p text:style-name="P71">If the card is a creature and has caveats that create requirements for summoning, or if the card is a spell and has an activation condition, you should make the “Play Restriction” layer visible. This will make it more obvious to players that they must satisfy certain conditions to play these cards.</text:p>
      <text:p text:style-name="P7">You can paste an image to represent your card into the “Image” layer.</text:p>
      <text:p text:style-name="P21"><text:span text:style-name="T2">You may modify the look of the card as long as the layout remains </text:span><text:span text:style-name="T5">the same</text:span><text:span text:style-name="T2"> and all important text (i.e. the ability text, offense, defense, and resource cost) is clearly legible. </text:span><text:span text:style-name="T5">You may also resize any text if necessary to fit it on the card.</text:span></text:p>
      <text:p text:style-name="P25"><text:span text:style-name="T5">T</text:span><text:span text:style-name="T2">he standard size for cards is 2.5 inches wide and 3.5 inches tall (or 66mm x 91mm). This does not have to be exact as long as sleeves </text:span><text:span text:style-name="T15">are</text:span><text:span text:style-name="T2"> used </text:span><text:span text:style-name="T15">that</text:span><text:span text:style-name="T2"> are the same size and opaque when viewed from the back.</text:span></text:p>
      <text:p text:style-name="P13">For the back of cards, an image is provided as “card_base/card_back.png”. You can print a full sheet of card backs with sets/backs.pdf. You can simply print this onto the back of a sheet which has cards printed on it. This is optional as long as sleeves are used that are opaque when viewed from the back.</text:p>
      <text:p text:style-name="P31">Caveats</text:p>
      <text:p text:style-name="P11">Caveats are special conditions of creatures, used to weaken them in certain areas and reduce the resource cost of their power levels.<text:span text:style-name="T20"> </text:span>Of course, caveats can only be given to creatures, not spells.</text:p>
      <text:list xml:id="list4265017803977336091" text:style-name="L3">
        <text:list-item>
          <text:p text:style-name="P60">“<text:span text:style-name="T49">You must p</text:span>ay [x] hitpoints <text:span text:style-name="T49">to summon this creature</text:span>.” (x/<text:span text:style-name="T51">2</text:span>)</text:p>
        </text:list-item>
        <text:list-item>
          <text:p text:style-name="P36">“<text:span text:style-name="T49">You must e</text:span><text:bookmark-start text:name="__DdeLink__384_9731689942"/><text:span text:style-name="T49">xhaust [x] of your unexhausted creatures in play to summon this creature.</text:span><text:bookmark-end text:name="__DdeLink__384_9731689942"/><text:span text:style-name="T49">” (x)</text:span></text:p>
        </text:list-item>
        <text:list-item>
          <text:p text:style-name="P36">“<text:span text:style-name="T49">You must e</text:span><text:bookmark-start text:name="__DdeLink__378_9731689941"/><text:span text:style-name="T49">xhaust [x] of your unexhausted cards in play chosen by an opponent of your choice to summon this creature.</text:span><text:bookmark-end text:name="__DdeLink__378_9731689941"/><text:span text:style-name="T49">” (2x)</text:span></text:p>
        </text:list-item>
        <text:list-item>
          <text:p text:style-name="P41">“<text:span text:style-name="T49">You must s</text:span>acrifice [x] cards on the top of your deck <text:span text:style-name="T49">to summon this creature</text:span>.” <text:span text:style-name="T23">(x)</text:span></text:p>
        </text:list-item>
        <text:list-item>
          <text:p text:style-name="P41">“<text:span text:style-name="T49">You must s</text:span>acrifice [x] random cards in your hand <text:span text:style-name="T49">to summon this creature</text:span>.” <text:span text:style-name="T23">(3x/2)</text:span></text:p>
        </text:list-item>
        <text:list-item>
          <text:p text:style-name="P36">“<text:span text:style-name="T49">You must s</text:span>acrifice [x] cards in play <text:span text:style-name="T49">to summon this creature</text:span>.” <text:span text:style-name="T23">(2x)</text:span></text:p>
        </text:list-item>
        <text:list-item>
          <text:p text:style-name="P36">“<text:span text:style-name="T49">You must sacrifice [x] cards in play chosen by an opponent of your choice to summon this creature.” (3x)</text:span></text:p>
        </text:list-item>
        <text:list-item>
          <text:p text:style-name="P36">“<text:span text:style-name="T50">This creature cannot attack.” (2)</text:span></text:p>
        </text:list-item>
        <text:list-item>
          <text:p text:style-name="P36">“<text:span text:style-name="T50">This creature cannot defend.” (2)</text:span></text:p>
        </text:list-item>
        <text:list-item>
          <text:p text:style-name="P37">“<text:span text:style-name="T50">This creature cannot attack or defend.” (3)</text:span></text:p>
        </text:list-item>
        <text:list-item>
          <text:p text:style-name="P61">“<text:span text:style-name="T51">You must remove [x] counters from this card to attack or defend with this creature.” (2x)</text:span></text:p>
        </text:list-item>
        <text:list-item>
          <text:p text:style-name="P37">“<text:span text:style-name="T49">You must p</text:span>ay [x] hitpoints <text:span text:style-name="T49">to attack or defend with this creature</text:span>.” (x)</text:p>
        </text:list-item>
        <text:list-item>
          <text:p text:style-name="P37">“<text:span text:style-name="T49">You must e</text:span><text:bookmark-start text:name="__DdeLink__384_97316899421"/><text:span text:style-name="T49">xhaust [x] of your unexhausted creatures in play to attack or defend with this creature.</text:span><text:bookmark-end text:name="__DdeLink__384_97316899421"/><text:span text:style-name="T49">” (2x)</text:span></text:p>
        </text:list-item>
        <text:list-item>
          <text:p text:style-name="P37">“<text:span text:style-name="T49">You must e</text:span><text:bookmark-start text:name="__DdeLink__378_97316899411"/><text:span text:style-name="T49">xhaust [x] of your unexhausted cards in play chosen by an opponent of your choice to attack or defend with this creature.</text:span><text:bookmark-end text:name="__DdeLink__378_97316899411"/><text:span text:style-name="T49">” (4x)</text:span></text:p>
        </text:list-item>
        <text:list-item>
          <text:p text:style-name="P42">“<text:span text:style-name="T49">You must s</text:span>acrifice [x] cards on the top of your deck <text:span text:style-name="T49">to attack or defend with this creature</text:span>.” <text:span text:style-name="T23">(2x)</text:span></text:p>
        </text:list-item>
        <text:list-item>
          <text:p text:style-name="P42">“<text:span text:style-name="T49">You must s</text:span>acrifice [x] random cards in your hand <text:span text:style-name="T49">to attack or defend with this creature</text:span>.” <text:span text:style-name="T23">(3x)</text:span></text:p>
        </text:list-item>
        <text:list-item>
          <text:p text:style-name="P37">“<text:span text:style-name="T49">You must s</text:span>acrifice [x] cards in play <text:span text:style-name="T49">to attack or defend with this creature</text:span>.” <text:span text:style-name="T23">(4x)</text:span></text:p>
        </text:list-item>
        <text:list-item>
          <text:p text:style-name="P37">“<text:span text:style-name="T49">You must sacrifice [x] cards in play chosen by an opponent of your choice to attack or defend with this creature.” (6x)</text:span></text:p>
        </text:list-item>
      </text:list>
      <text:p text:style-name="P27">Activatio<text:span text:style-name="T20">n Conditions</text:span></text:p>
      <text:p text:style-name="P1"><text:span text:style-name="T20">Activation conditions</text:span> indicate special conditions under which the spell or ability is to be activated. If a spell or ability has a<text:span text:style-name="T20">n activation condition</text:span>, it may only be activated under that condition. Otherwise, it may only be activated during your own action phase. Only one <text:span text:style-name="T20">activation condition</text:span> can be used per ability.</text:p>
      <text:list xml:id="list102653891217481019" text:style-name="L4">
        <text:list-item>
          <text:p text:style-name="P63">“Activate in response to an opponent's summon.” <text:span text:style-name="T43">(0)</text:span></text:p>
        </text:list-item>
        <text:list-item>
          <text:p text:style-name="P47">“Activate in response to an opponent's attack.” <text:span text:style-name="T43">(0)</text:span></text:p>
        </text:list-item>
        <text:list-item>
          <text:p text:style-name="P47">“Activate in response to an opponent's card effect.” <text:span text:style-name="T43">(0)</text:span></text:p>
        </text:list-item>
        <text:list-item>
          <text:p text:style-name="P50">“Activate when this in-play card is destroyed.” <text:span text:style-name="T43">(2)</text:span></text:p>
        </text:list-item>
        <text:list-item>
          <text:p text:style-name="P50">“Activate when this card as a resource is destroyed.” <text:span text:style-name="T43">(2)</text:span></text:p>
        </text:list-item>
        <text:list-item>
          <text:p text:style-name="P35">“Activate when this card in your hand is destroyed.” <text:span text:style-name="T43">(2)</text:span></text:p>
        </text:list-item>
        <text:list-item>
          <text:p text:style-name="P35">“Activate when this card in your deck is destroyed.” <text:span text:style-name="T43">(2)</text:span></text:p>
        </text:list-item>
        <text:list-item>
          <text:p text:style-name="P51">“Activate when another of your cards in play is destroyed.” <text:span text:style-name="T43">(1)</text:span></text:p>
        </text:list-item>
        <text:list-item>
          <text:p text:style-name="P51">“Activate when a card in your hand is destroyed.” <text:span text:style-name="T43">(1)</text:span></text:p>
        </text:list-item>
        <text:list-item>
          <text:p text:style-name="P51">“Activate when a card in your deck is destroyed.” <text:span text:style-name="T43">(1)</text:span></text:p>
        </text:list-item>
        <text:list-item>
          <text:p text:style-name="P51">“<text:span text:style-name="T36">Activate when you take damage.” (1)</text:span></text:p>
        </text:list-item>
      </text:list>
      <text:p text:style-name="P28">Activation Costs</text:p>
      <text:p text:style-name="P4">Activation costs serve to reduce the resource cost of an ability by “paying” in other ways. <text:span text:style-name="T35">Only one activation cost can be used per ability.</text:span></text:p>
      <text:list xml:id="list12817370958127" text:continue-list="list4265017803977336091" text:style-name="L3">
        <text:list-item>
          <text:p text:style-name="P62">“<text:span text:style-name="T20">Remove [x] counters from this card.” (2x)</text:span></text:p>
        </text:list-item>
        <text:list-item>
          <text:p text:style-name="P38">“Pay [x] hitpoints.” (x)</text:p>
        </text:list-item>
        <text:list-item>
          <text:p text:style-name="P39">“<text:bookmark-start text:name="__DdeLink__384_973168994"/><text:span text:style-name="T31">Exhaust [x] of your unexhausted creatures in play.</text:span><text:bookmark-end text:name="__DdeLink__384_973168994"/><text:span text:style-name="T31">” (2x)</text:span></text:p>
        </text:list-item>
      </text:list>
      <text:list xml:id="list5072294502688767213" text:style-name="L5">
        <text:list-item>
          <text:list>
            <text:list-item>
              <text:p text:style-name="P57">Revised from: <text:span text:style-name="T20">“</text:span><text:bookmark-start text:name="__DdeLink__384_9731689941"/><text:span text:style-name="T20">Exhaust [x] of your unexhausted cards in play.</text:span><text:bookmark-end text:name="__DdeLink__384_9731689941"/><text:span text:style-name="T20">” </text:span>(2<text:span text:style-name="T47">nd</text:span> Edition)</text:p>
            </text:list-item>
          </text:list>
        </text:list-item>
      </text:list>
      <text:list xml:id="list12817600166407" text:continue-list="list12817370958127" text:style-name="L3">
        <text:list-item>
          <text:p text:style-name="P39">“<text:bookmark-start text:name="__DdeLink__378_973168994"/><text:span text:style-name="T38">Exhaust [x] of your unexhausted creatures in play chosen by an opponent of your choice.</text:span><text:bookmark-end text:name="__DdeLink__378_973168994"/><text:span text:style-name="T38">” (4x)</text:span></text:p>
        </text:list-item>
      </text:list>
      <text:list xml:id="list7154681777204873580" text:style-name="L6">
        <text:list-item>
          <text:list>
            <text:list-item>
              <text:p text:style-name="P58">Revised from: “<text:bookmark-start text:name="__DdeLink__378_9731689944"/><text:span text:style-name="T38">Exhaust [x] of your unexhausted cards in play chosen by an opponent of your choice.</text:span><text:bookmark-end text:name="__DdeLink__378_9731689944"/><text:span text:style-name="T38">” </text:span>(2<text:span text:style-name="T47">nd</text:span> Edition)</text:p>
            </text:list-item>
          </text:list>
        </text:list-item>
      </text:list>
      <text:list xml:id="list12817786173969" text:continue-list="list12817600166407" text:style-name="L3">
        <text:list-item>
          <text:p text:style-name="P43">“Sacrifice [x] cards on the top of your deck.” <text:span text:style-name="T23">(2x)</text:span></text:p>
        </text:list-item>
        <text:list-item>
          <text:p text:style-name="P43">“Sacrifice [x] random cards in your hand.” <text:span text:style-name="T23">(3x)</text:span></text:p>
        </text:list-item>
        <text:list-item>
          <text:p text:style-name="P40">“Sacrifice [x] cards in play.” <text:span text:style-name="T23">(4x)</text:span></text:p>
        </text:list-item>
        <text:list-item>
          <text:p text:style-name="P40">“<text:bookmark-start text:name="__DdeLink__390_973168994"/><text:span text:style-name="T33">Sacrifice [x] cards in play chosen by an opponent of your choice.</text:span><text:bookmark-end text:name="__DdeLink__390_973168994"/><text:span text:style-name="T33">” (6x)</text:span></text:p>
        </text:list-item>
      </text:list>
      <text:p text:style-name="P29">Target Selections</text:p>
      <text:p text:style-name="P5">Target selections are necessary for some effects to work. They serve to designate what cards an effect is used on. <text:span text:style-name="T35">Only one target selection can be used per ability.</text:span></text:p>
      <text:list xml:id="list5716162238241009050" text:style-name="L7">
        <text:list-item>
          <text:p text:style-name="P66">“Target this card.” <text:span text:style-name="T23">(1/2)</text:span></text:p>
        </text:list-item>
        <text:list-item>
          <text:p text:style-name="P48">“<text:span text:style-name="T21">Target up to [x] cards in play.” (x)</text:span></text:p>
        </text:list-item>
        <text:list-item>
          <text:p text:style-name="P48">“<text:span text:style-name="T44">Target up to [x] cards in play with at least [y] counters.” (x/(y+1))</text:span></text:p>
        </text:list-item>
        <text:list-item>
          <text:p text:style-name="P64">“<text:bookmark-start text:name="__DdeLink__490_1944016114"/><text:span text:style-name="T21">Target up to [x] resources.</text:span><text:bookmark-end text:name="__DdeLink__490_1944016114"/><text:span text:style-name="T21">” (x)</text:span></text:p>
        </text:list-item>
        <text:list-item>
          <text:p text:style-name="P44">“<text:span text:style-name="T31">Target up to [x] exhausted cards in play.” (x/2)</text:span></text:p>
        </text:list-item>
        <text:list-item>
          <text:p text:style-name="P65">“<text:span text:style-name="T21">Target up to [x] cards in play selected by an opponent of your choice.” (x/2)</text:span></text:p>
        </text:list-item>
        <text:list-item>
          <text:p text:style-name="P45">“<text:span text:style-name="T26">Target up to [x] cards in the current chain.” (x/2)</text:span></text:p>
        </text:list-item>
        <text:list-item>
          <text:p text:style-name="P45">“<text:span text:style-name="T29">Target up to [x] cards in your hand.” (x)</text:span></text:p>
        </text:list-item>
        <text:list-item>
          <text:p text:style-name="P46">“Target up to [x] cards in one player's hand randomly.” <text:span text:style-name="T24">(x)</text:span></text:p>
        </text:list-item>
        <text:list-item>
          <text:p text:style-name="P46">“Target up to [x] cards on the top of one player's deck.” <text:span text:style-name="T24">(x)</text:span></text:p>
        </text:list-item>
        <text:list-item>
          <text:p text:style-name="P46">“Target up to [x] cards in <text:span text:style-name="T29">your graveyard</text:span>.” <text:span text:style-name="T24">(x)</text:span></text:p>
        </text:list-item>
        <text:list-item>
          <text:p text:style-name="P46">“<text:span text:style-name="T28">Target up to [x] cards in one player's graveyard randomly.” (x)</text:span></text:p>
        </text:list-item>
      </text:list>
      <text:p text:style-name="P30">Effects</text:p>
      <text:p text:style-name="P6">Effects are the main component of abilities, and at least one is required for any given ability.</text:p>
      <text:list xml:id="list7553331208071898226" text:style-name="L8">
        <text:list-item>
          <text:p text:style-name="P67">“Place <text:span text:style-name="T44">[x]</text:span> counter<text:span text:style-name="T44">s</text:span> <text:span text:style-name="T41">on</text:span> <text:span text:style-name="T33">each</text:span> <text:span text:style-name="T41">target</text:span>.” <text:span text:style-name="T23">(2xt)</text:span></text:p>
        </text:list-item>
        <text:list-item>
          <text:p text:style-name="P52">“<text:span text:style-name="T44">Remove up to [x] counters from each target.” (xt)</text:span></text:p>
        </text:list-item>
        <text:list-item>
          <text:p text:style-name="P52">“<text:span text:style-name="T45">Place [x] offense counters on each target; you can remove an offense counter from a card at any time to increase its offense by 1.” (4xt)</text:span></text:p>
        </text:list-item>
        <text:list-item>
          <text:p text:style-name="P52">“<text:span text:style-name="T45">Place [x] defense counters on each target; you can remove a defense counter from a card at any time to increase its defense by 5.” (4xt)</text:span></text:p>
        </text:list-item>
        <text:list-item>
          <text:p text:style-name="P52">“<text:span text:style-name="T46">Place [x] weakness counters on each target; you can remove a weakness counter from a card at any time to decrease its offense by 1.” (4xt)</text:span></text:p>
        </text:list-item>
        <text:list-item>
          <text:p text:style-name="P52">“<text:span text:style-name="T46">Place [x] damage counters on each target; you can remove a damage counter from a card at any time to roll a six-sided die and inflict damage to it equal to the result.” (4xt)</text:span></text:p>
        </text:list-item>
        <text:list-item>
          <text:p text:style-name="P52">“<text:span text:style-name="T55">Place [x] exhaustion counters on each target; you can remove an exhaustion counter from a card at any time to exhaust it.” (8xt)</text:span></text:p>
        </text:list-item>
        <text:list-item>
          <text:p text:style-name="P52">“See <text:span text:style-name="T41">all</text:span> targets.” <text:span text:style-name="T23">(2t)</text:span></text:p>
        </text:list-item>
        <text:list-item>
          <text:p text:style-name="P53">“<text:span text:style-name="T27">Exhaust</text:span> <text:span text:style-name="T41">all</text:span> targets.” (<text:span text:style-name="T39">2t</text:span>)</text:p>
        </text:list-item>
        <text:list-item>
          <text:p text:style-name="P53">“<text:span text:style-name="T30">Send all targets to the resource zone of their owners (exhausted).” (3t)</text:span></text:p>
        </text:list-item>
        <text:list-item>
          <text:p text:style-name="P49">“<text:span text:style-name="T22">Destroy all targets.” (8t)</text:span></text:p>
        </text:list-item>
        <text:list-item>
          <text:p text:style-name="P54">“Increase targets<text:span text:style-name="T33">'</text:span> offense by <text:span text:style-name="T33">a total of</text:span> [x].” <text:span text:style-name="T23">(x+t)</text:span></text:p>
        </text:list-item>
        <text:list-item>
          <text:p text:style-name="P54">“Increase targets<text:span text:style-name="T33">'</text:span> defense by <text:span text:style-name="T33">a total of</text:span> [x].” <text:span text:style-name="T23">(x/5+t)</text:span></text:p>
        </text:list-item>
        <text:list-item>
          <text:p text:style-name="P54">“<text:bookmark-start text:name="__DdeLink__697_897024548"/><text:bookmark-start text:name="__DdeLink__482_1944016114"/>Decrease targets<text:span text:style-name="T33">'</text:span> offense by <text:span text:style-name="T33">a total of</text:span> [x].<text:bookmark-end text:name="__DdeLink__697_897024548"/><text:bookmark-end text:name="__DdeLink__482_1944016114"/>” <text:span text:style-name="T23">(x+t)</text:span></text:p>
        </text:list-item>
        <text:list-item>
          <text:p text:style-name="P54">“<text:span text:style-name="T56">Roll [x] six-sided dice and inflict the result of each die as damage to one target.</text:span>” <text:span text:style-name="T56">(x+t)</text:span></text:p>
        </text:list-item>
        <text:list-item>
          <text:p text:style-name="P54"><text:span text:style-name="T57">“</text:span><text:bookmark-start text:name="__DdeLink__373_1387822758"/><text:span text:style-name="T57">Inflict </text:span><text:span text:style-name="T58">a total of</text:span><text:span text:style-name="T57"> [x] damage to targets.</text:span><text:bookmark-end text:name="__DdeLink__373_1387822758"/><text:span text:style-name="T57">” </text:span><text:span text:style-name="T59">(x/4+t)</text:span><text:span text:style-name="T23"> </text:span><text:span text:style-name="T60">Redacted (2</text:span><text:span text:style-name="T48">nd</text:span><text:span text:style-name="T60"> Edition)</text:span></text:p>
        </text:list-item>
        <text:list-item>
          <text:p text:style-name="P54">“<text:span text:style-name="T40">Reveal</text:span> <text:span text:style-name="T42">all</text:span> targets<text:span text:style-name="T30">, then summon or cast any number of targets that are not in play</text:span> (paying the usual costs).” <text:span text:style-name="T23">(3t)</text:span></text:p>
        </text:list-item>
        <text:list-item>
          <text:p text:style-name="P54">“<text:span text:style-name="T41">Switch control of each target in-play creature to a different player of your choice until the end of this turn.” (4t)</text:span></text:p>
        </text:list-item>
        <text:list-item>
          <text:p text:style-name="P54">“<text:bookmark-start text:name="__DdeLink__486_1944016114"/>Place <text:span text:style-name="T42">all</text:span> targets on top of owner's deck in any order.<text:bookmark-end text:name="__DdeLink__486_1944016114"/>” <text:span text:style-name="T23">(3t)</text:span></text:p>
        </text:list-item>
        <text:list-item>
          <text:p text:style-name="P55">“Draw [x] cards.” <text:span text:style-name="T23">(4x)</text:span></text:p>
        </text:list-item>
        <text:list-item>
          <text:p text:style-name="P55">“Increase your hitpoints by [x].” <text:span text:style-name="T23">(2x)</text:span></text:p>
        </text:list-item>
        <text:list-item>
          <text:p text:style-name="P55"><text:soft-page-break/>“<text:span text:style-name="T55">Roll [x] six-sided dice and inflict the result as damage to yourself, then roll [x] six-sided dice and inflit the result as damage to any one player.</text:span>” <text:span text:style-name="T55">(2x)</text:span></text:p>
        </text:list-item>
        <text:list-item>
          <text:p text:style-name="P59">“<text:bookmark-start text:name="__DdeLink__395_722314610"/>Inflict [x] damage to any one player.<text:bookmark-end text:name="__DdeLink__395_722314610"/>” <text:span text:style-name="T23">(x/2)</text:span><text:span text:style-name="T52"> </text:span><text:span text:style-name="T54">Redacted (2</text:span><text:span text:style-name="T53">nd</text:span><text:span text:style-name="T54"> Edition)</text:span></text:p>
        </text:list-item>
        <text:list-item>
          <text:p text:style-name="P56">“Negate<text:span text:style-name="T33"> attack of all</text:span> targets.” <text:span text:style-name="T23">(5t)</text:span></text:p>
        </text:list-item>
        <text:list-item>
          <text:p text:style-name="P56">“Negate<text:span text:style-name="T33"> </text:span>activated effect <text:span text:style-name="T33">of all targets</text:span>.” <text:span text:style-name="T23">(5t)</text:span></text:p>
        </text:list-item>
        <text:list-item>
          <text:p text:style-name="P56">“<text:span text:style-name="T56">You may re-roll up to [x] dice in the current chain up to [y] times each.</text:span>” <text:span text:style-name="T56">(xy)</text:span></text:p>
        </text:list-item>
        <text:list-item>
          <text:p text:style-name="P56">“<text:span text:style-name="T61">You may re-roll up to [x] dice for the rest of this turn (excluding the current chain) up to [y] times each.” (x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3T11:45:32.168266259</meta:creation-date>
    <dc:date>2018-06-20T01:28:17.047965691</dc:date>
    <dc:creator>Julie </dc:creator>
    <meta:editing-duration>P1DT6H13M36S</meta:editing-duration>
    <meta:editing-cycles>81</meta:editing-cycles>
    <meta:generator>LibreOffice/4.2.8.2$Linux_X86_64 LibreOffice_project/420m0$Build-2</meta:generator>
    <meta:document-statistic meta:table-count="0" meta:image-count="0" meta:object-count="0" meta:page-count="9" meta:paragraph-count="127" meta:word-count="2230" meta:character-count="12514" meta:non-whitespace-character-count="10496"/>
  </office:meta>
</office:document-meta>
</file>